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221cm" fo:margin-left="-0.22cm" table:align="left"/>
    </style:style>
    <style:style style:name="Tabelle1.A" style:family="table-column">
      <style:table-column-properties style:column-width="7.024cm"/>
    </style:style>
    <style:style style:name="Tabelle1.B" style:family="table-column">
      <style:table-column-properties style:column-width="2.261cm"/>
    </style:style>
    <style:style style:name="Tabelle1.C" style:family="table-column">
      <style:table-column-properties style:column-width="7.936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8.308cm" table:align="margins"/>
    </style:style>
    <style:style style:name="Tabelle3.A" style:family="table-column">
      <style:table-column-properties style:column-width="4.154cm" style:rel-column-width="32767*"/>
    </style:style>
    <style:style style:name="Tabelle3.B" style:family="table-column">
      <style:table-column-properties style:column-width="4.154cm" style:rel-column-width="32768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1" style:family="table-row">
      <style:table-row-properties style:min-row-height="3.464cm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 style:text-underline-style="non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text-underline-style="none" fo:font-weight="normal" style:font-weight-asian="normal" style:font-weight-complex="normal"/>
    </style:style>
    <style:style style:name="P5" style:family="paragraph" style:parent-style-name="Standard">
      <style:text-properties style:use-window-font-color="true"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Times New Roman1" style:text-underline-style="solid" style:text-underline-width="auto" style:text-underline-color="font-color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Standard">
      <style:text-properties fo:color="#800000"/>
    </style:style>
    <style:style style:name="P9" style:family="paragraph" style:parent-style-name="Standard">
      <style:text-properties fo:color="#800000" style:text-underline-style="solid" style:text-underline-width="auto" style:text-underline-color="font-color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paragraph-properties fo:text-align="center" style:justify-single-word="false"/>
      <style:text-properties style:text-underline-style="none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style:text-underline-style="none" fo:font-weight="normal" style:font-name-asian="Droid Sans" style:font-weight-asian="normal" style:font-name-complex="Lohit Hindi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1" style:text-underline-style="solid" style:text-underline-width="auto" style:text-underline-color="font-color" fo:font-weight="normal" style:font-name-asian="Times New Roman1" style:font-weight-asian="normal" style:font-name-complex="Times New Roman1" style:font-weight-complex="normal"/>
    </style:style>
    <style:style style:name="P21" style:family="paragraph" style:parent-style-name="Table_20_Contents">
      <style:text-properties style:text-underline-style="solid" style:text-underline-width="auto" style:text-underline-color="font-color"/>
    </style:style>
    <style:style style:name="P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3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2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800000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style:text-underline-style="none"/>
    </style:style>
    <style:style style:name="P28" style:family="paragraph" style:parent-style-name="Table_20_Contents">
      <style:paragraph-properties fo:text-align="start" style:justify-single-word="false"/>
      <style:text-properties style:text-underline-style="none"/>
    </style:style>
    <style:style style:name="P29" style:family="paragraph" style:parent-style-name="Tabl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text-underline-style="none"/>
    </style:style>
    <style:style style:name="P3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ext_20_body" style:list-style-name="L2">
      <style:text-properties style:text-underline-style="none" fo:font-weight="bold" style:font-weight-asian="bold" style:font-weight-complex="bold"/>
    </style:style>
    <style:style style:name="P35" style:family="paragraph" style:parent-style-name="Text_20_body" style:list-style-name="L3">
      <style:text-properties fo:font-weight="bold" style:font-weight-asian="bold" style:font-weight-complex="bold"/>
    </style:style>
    <style:style style:name="P36" style:family="paragraph" style:parent-style-name="Standard" style:list-style-name="L1"/>
    <style:style style:name="P37" style:family="paragraph" style:parent-style-name="Standard" style:list-style-name="L4"/>
    <style:style style:name="P38" style:family="paragraph" style:parent-style-name="Standard" style:list-style-name="L5"/>
    <style:style style:name="P39" style:family="paragraph" style:parent-style-name="Standard" style:list-style-name="L6"/>
    <style:style style:name="P40" style:family="paragraph" style:parent-style-name="Standard" style:list-style-name="L7">
      <style:text-properties fo:font-weight="bold" style:font-weight-asian="bold" style:font-weight-complex="bold"/>
    </style:style>
    <style:style style:name="P41" style:family="paragraph" style:parent-style-name="Standard" style:list-style-name="L8"/>
    <style:style style:name="P42" style:family="paragraph" style:parent-style-name="Standard" style:list-style-name="L9">
      <style:text-properties style:text-underline-style="none"/>
    </style:style>
    <style:style style:name="P43" style:family="paragraph" style:parent-style-name="Standard" style:list-style-name="L10">
      <style:text-properties style:text-underline-style="none"/>
    </style:style>
    <style:style style:name="P44" style:family="paragraph" style:parent-style-name="Standard" style:list-style-name="L11">
      <style:text-properties style:text-underline-style="none" fo:font-weight="bold" style:font-weight-asian="bold" style:font-weight-complex="bold"/>
    </style:style>
    <style:style style:name="P45" style:family="paragraph" style:parent-style-name="Standard" style:list-style-name="L12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6" style:family="paragraph" style:parent-style-name="Standard" style:list-style-name="L1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7" style:family="paragraph" style:parent-style-name="Standard" style:list-style-name="L13">
      <style:paragraph-properties fo:text-align="start" style:justify-single-word="false"/>
      <style:text-properties style:use-window-font-color="true"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P48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style:text-underline-style="solid" style:text-underline-type="double" style:text-underline-width="auto" style:text-underline-color="font-color" style:font-name-asian="Times New Roman1" style:font-name-complex="Times New Roman1"/>
    </style:style>
    <style:style style:name="T5" style:family="text">
      <style:text-properties style:font-name="Times New Roman1" style:text-underline-style="none" style:font-name-asian="Times New Roman1" style:font-name-complex="Times New Roman1"/>
    </style:style>
    <style:style style:name="T6" style:family="text">
      <style:text-properties fo:color="#800000"/>
    </style:style>
    <style:style style:name="T7" style:family="text">
      <style:text-properties style:use-window-font-color="true" style:text-underline-style="solid" style:text-underline-width="auto" style:text-underline-color="font-color"/>
    </style:style>
    <style:style style:name="T8" style:family="text">
      <style:text-properties style:use-window-font-color="true" style:font-name="Times New Roman1" style:font-name-asian="Times New Roman1" style:font-name-complex="Times New Roman1"/>
    </style:style>
    <style:style style:name="T9" style:family="text">
      <style:text-properties style:text-underline-style="solid" style:text-underline-type="double" style:text-underline-width="auto" style:text-underline-color="font-color"/>
    </style:style>
    <style:style style:name="T10" style:family="text">
      <style:text-properties style:font-name="Times New Roman" style:font-name-asian="Droid Sans" style:font-name-complex="Lohit Hindi"/>
    </style:style>
    <style:style style:name="T11" style:family="text">
      <style:text-properties style:font-name="Times New Roman" style:text-underline-style="solid" style:text-underline-width="auto" style:text-underline-color="font-color" style:font-name-asian="Droid Sans" style:font-name-complex="Lohit Hindi"/>
    </style:style>
    <style:style style:name="T12" style:family="text">
      <style:text-properties style:font-name="Times New Roman" style:text-underline-style="wave" style:text-underline-width="auto" style:text-underline-color="font-color" style:font-name-asian="Droid Sans" style:font-size-asian="10.5pt" style:font-name-complex="Lohit Hindi"/>
    </style:style>
    <style:style style:name="T13" style:family="text">
      <style:text-properties style:font-name="Times New Roman" style:text-underline-style="wave" style:text-underline-width="auto" style:text-underline-color="font-color" fo:background-color="transparent" style:font-name-asian="Droid Sans" style:font-name-complex="Lohit Hindi"/>
    </style:style>
    <style:style style:name="T14" style:family="text">
      <style:text-properties style:font-name="Times New Roman" style:text-underline-style="solid" style:text-underline-type="double" style:text-underline-width="auto" style:text-underline-color="font-color" style:font-name-asian="Droid Sans" style:font-name-complex="Lohit Hindi"/>
    </style:style>
    <style:style style:name="T15" style:family="text">
      <style:text-properties fo:color="#ff0000" style:font-name="Times New Roman1" style:font-name-asian="Times New Roman1" style:font-name-complex="Times New Roman1"/>
    </style:style>
    <style:style style:name="T16" style:family="text">
      <style:text-properties officeooo:rsid="0008b80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Dimension_20_Lines" draw:marker-start-width="0.25cm" draw:marker-end="Dimension_20_Lines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e Bundesrepublik – ein Rechtsstaat!</text:p>
      <text:p text:style-name="Standard"/>
      <text:h text:style-name="Heading_20_1" text:outline-level="1">1. Rechtsprinzipien</text:h>
      <text:p text:style-name="P9"><text:span text:style-name="T1">→ </text:span>Gleichheit vor dem Gesetz</text:p>
      <text:p text:style-name="Standard"><text:tab/>= alle Menschen sind vor dem Gesetz gleich.</text:p>
      <text:p text:style-name="Standard"><text:tab/><text:tab/>unabhängig von</text:p>
      <text:list xml:id="list703581182276463098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">sozialem Stand</text:p>
                        </text:list-item>
                        <text:list-item>
                          <text:p text:style-name="P36">Geschlechte</text:p>
                        </text:list-item>
                        <text:list-item>
                          <text:p text:style-name="P36">Rasse</text:p>
                        </text:list-item>
                        <text:list-item>
                          <text:p text:style-name="P36">Religion</text:p>
                        </text:list-item>
                        <text:list-item>
                          <text:p text:style-name="P36">Vermögen / Besitz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8">→ <text:span text:style-name="T2">Öffentlichkeit der Rechtsprechung</text:span></text:p>
      <text:p text:style-name="P10"><text:tab/>= ältestes Prinzip, „Gericht der freuen Männer“</text:p>
      <text:p text:style-name="P10"><text:tab/>heute: Geschworenengericht, in Deutsch: Schöffengericht (ehrenamtliche Richter)</text:p>
      <text:p text:style-name="P10"><text:tab/>→ bis heute ist die Öffentlichkeit an der Rechtsprechung beteiligt</text:p>
      <text:p text:style-name="P10"><text:tab/>→ Medien informieren (/ wachen) über die Ergebnisse der Rechtsprechung</text:p>
      <text:p text:style-name="P10"/>
      <text:p text:style-name="P9">→ Nachvollziehbarkeit gerichtlicher Entscheidungen</text:p>
      <text:p text:style-name="P1"><text:tab/>→ wichtig für das Rechtsempfinden der Bürger</text:p>
      <text:p text:style-name="P1"><text:tab/><text:tab/><text:span text:style-name="T3">└&gt; d</text:span>araus entwickelt sich Rechtsbewusstsein</text:p>
      <text:p text:style-name="P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2. Rechtstypen</text:h>
      <text:p text:style-name="P1">wir unterscheiden <text:span text:style-name="T2">2 Rechtstypen</text:span></text:p>
      <text:p text:style-name="P5"><draw:line text:anchor-type="paragraph" draw:z-index="0" draw:style-name="gr1" draw:text-style-name="P48" svg:x1="3.955cm" svg:y1="0.072cm" svg:x2="1.501cm" svg:y2="1.492cm"><text:p/></draw:line><draw:line text:anchor-type="paragraph" draw:z-index="1" draw:style-name="gr1" draw:text-style-name="P48" svg:x1="4.844cm" svg:y1="0.072cm" svg:x2="9.993cm" svg:y2="1.467cm"><text:p/></draw:line></text:p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1">Öffentliches Recht</text:p>
          </table:table-cell>
          <table:table-cell table:style-name="Tabelle1.A1" office:value-type="string">
            <text:p text:style-name="P22"/>
          </table:table-cell>
          <table:table-cell table:style-name="Tabelle1.A1" office:value-type="string">
            <text:p text:style-name="P21">Privatrecht</text:p>
          </table:table-cell>
        </table:table-row>
        <table:table-row>
          <table:table-cell table:style-name="Tabelle1.A1" office:value-type="string">
            <text:p text:style-name="Table_20_Contents">= Recht des Staates</text:p>
            <text:p text:style-name="Table_20_Contents">→ Durchsetzung des <text:span text:style-name="T6">Allgemeinwohls</text:span> (Des öffentlichen Interesses)</text:p>
            <text:p text:style-name="Table_20_Contents"/>
            <text:p text:style-name="Table_20_Contents">- der Bürger ist dem Staat </text:p>
            <text:p text:style-name="Table_20_Contents">untergeordnet</text:p>
            <text:p text:style-name="Table_20_Contents"/>
            <text:p text:style-name="Table_20_Contents">Regelt die Rechtsbeziehung zwischen Bürger und Staat</text:p>
            <text:p text:style-name="Table_20_Contents"/>
            <text:p text:style-name="Table_20_Contents"/>
            <text:p text:style-name="Table_20_Contents">automatisch durch Gesetze, Verordnungen, Satzungen …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- Strafrecht</text:p>
            <text:p text:style-name="Table_20_Contents">- Sozialrecht</text:p>
            <text:p text:style-name="Table_20_Contents">- Steuerrecht</text:p>
            <text:p text:style-name="Table_20_Contents">- Grundrecht</text:p>
          </table:table-cell>
          <table:table-cell table:style-name="Tabelle1.A1" office:value-type="string">
            <text:p text:style-name="P25">← Was? → </text:p>
            <text:p text:style-name="P25"/>
            <text:p text:style-name="P25"/>
            <text:p text:style-name="P25"/>
            <text:p text:style-name="P25">← Rang →</text:p>
            <text:p text:style-name="P25"/>
            <text:p text:style-name="P25"/>
            <text:p text:style-name="P25">← Was → wird geregelt</text:p>
            <text:p text:style-name="P25"/>
            <text:p text:style-name="P25">← Wie → kommt eine Rechtsbez. zustande</text:p>
            <text:p text:style-name="P25"/>
            <text:p text:style-name="P25">← Bsp. →</text:p>
          </table:table-cell>
          <table:table-cell table:style-name="Tabelle1.A1" office:value-type="string">
            <text:p text:style-name="Table_20_Contents">= Recht der Privaten Personen</text:p>
            <text:p text:style-name="Table_20_Contents">→ Durchsetzung der privaten Interessen</text:p>
            <text:p text:style-name="Table_20_Contents"/>
            <text:p text:style-name="Table_20_Contents"/>
            <text:p text:style-name="Table_20_Contents">- absolute <text:span text:style-name="T2">Gleich</text:span>ordnung</text:p>
            <text:p text:style-name="Table_20_Contents"/>
            <text:p text:style-name="Table_20_Contents"/>
            <text:p text:style-name="Table_20_Contents">regelt die Rechtsbeziehung der Bürger untereinander</text:p>
            <text:p text:style-name="Table_20_Contents"/>
            <text:p text:style-name="Table_20_Contents"/>
            <text:p text:style-name="P27">freiwillig durch <text:span text:style-name="T2">Willenserklärung</text:span></text:p>
            <text:p text:style-name="P21"/>
            <text:p text:style-name="P21"/>
            <text:p text:style-name="P21"/>
            <text:p text:style-name="P21"/>
            <text:p text:style-name="P21"/>
            <text:p text:style-name="P28">- Sachenrecht</text:p>
            <text:p text:style-name="P28">- Vertragsrecht</text:p>
            <text:p text:style-name="P28">- Familienrecht</text:p>
            <text:p text:style-name="P28">- Erbrecht <text:s text:c="22"/>(BGB)</text:p>
          </table:table-cell>
        </table:table-row>
      </table:table>
      <text:p text:style-name="P1"><draw:custom-shape text:anchor-type="paragraph" draw:z-index="2" draw:style-name="gr2" draw:text-style-name="P48" svg:width="1.034cm" svg:height="16.92cm" draw:transform="rotate (1.5707963267949) translate (-0.0635cm 1.42169444444444cm)"><text:p/><draw:enhanced-geometry svg:viewBox="0 0 21600 21600" draw:glue-points="21600 0 0 10800 21600 21600" draw:text-areas="13800 ?f9 21600 ?f10" draw:type="left-brace" draw:modifiers="1800 10833.27953044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"/>
      <text:p text:style-name="P1"/>
      <text:p text:style-name="P2">Arbeitsrecht</text:p>
      <text:p text:style-name="P4">enthält Elemente beider Rechtstypen</text:p>
      <text:p text:style-name="P2"><draw:line text:anchor-type="paragraph" draw:z-index="3" draw:style-name="gr1" draw:text-style-name="P48" svg:x1="7.202cm" svg:y1="0.034cm" svg:x2="4.868cm" svg:y2="0.9cm"><text:p/></draw:line><draw:line text:anchor-type="paragraph" draw:z-index="4" draw:style-name="gr1" draw:text-style-name="P48" svg:x1="10.04cm" svg:y1="0.034cm" svg:x2="12.903cm" svg:y2="0.852cm"><text:p/></draw:line></text:p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6">- BurlG</text:p>
            <text:p text:style-name="P26">- AZO</text:p>
            <text:p text:style-name="P26">- Tarifrecht</text:p>
            <text:p text:style-name="P26">- MuSchG</text:p>
            <text:p text:style-name="P26">- JarbSchG</text:p>
            <text:p text:style-name="P26">- Arbeitsschutzbestimmungen</text:p>
          </table:table-cell>
          <table:table-cell table:style-name="Tabelle2.A1" office:value-type="string">
            <text:p text:style-name="P26">- Was?</text:p>
            <text:p text:style-name="P26">- Wann? Wie lang?</text:p>
            <text:p text:style-name="P26">- Wo?</text:p>
            <text:p text:style-name="P26">- Mit wem?</text:p>
            <text:p text:style-name="P26"/>
            <text:p text:style-name="P26">persönliche Entscheidungsfreiheit,</text:p>
            <text:p text:style-name="P26">gebunden an</text:p>
            <text:p text:style-name="P26">/ <text:s text:c="17"/>\</text:p>
            <text:p text:style-name="P26"><text:span text:style-name="T2">objektive</text:span> – Bed. - <text:span text:style-name="T2">Subjektive</text:span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6">Arbeitsmarkt-</text:p>
                  <text:p text:style-name="P26">situation, konjunkturelle Entwicklung</text:p>
                </table:table-cell>
                <table:table-cell table:style-name="Tabelle3.A1" office:value-type="string">
                  <text:p text:style-name="P26">- Bildungsniveau</text:p>
                  <text:p text:style-name="P26">- soziale Aspekte</text:p>
                  <text:p text:style-name="P26">- pers. Interesse</text:p>
                  <text:p text:style-name="P26">- Leistungswille</text:p>
                  <text:p text:style-name="P26"><text:soft-page-break/>- Disziplins</text:p>
                </table:table-cell>
              </table:table-row>
            </table:table>
            <text:p text:style-name="P22"/>
          </table:table-cell>
        </table:table-row>
      </table:table>
      <text:p text:style-name="P2"/>
      <text:h text:style-name="Heading_20_1" text:outline-level="1">3. Arten von Gesetzesverletzungen ( - verstößen)</text:h>
      <text:p text:style-name="P3"/>
      <text:p text:style-name="P2">wir unterscheiden</text:p>
      <text:p text:style-name="P3"><draw:line text:anchor-type="paragraph" draw:z-index="5" draw:style-name="gr1" draw:text-style-name="P48" svg:x1="7.322cm" svg:y1="0.132cm" svg:x2="4.027cm" svg:y2="0.998cm"><text:p/></draw:line><draw:line text:anchor-type="paragraph" draw:z-index="6" draw:style-name="gr1" draw:text-style-name="P48" svg:x1="9.511cm" svg:y1="0.132cm" svg:x2="12.975cm" svg:y2="0.973cm"><text:p/></draw:line></text:p>
      <text:p text:style-name="P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1">Ordnungswidrigkeit</text:p>
            <text:p text:style-name="P32">→ wird nach OWiG <text:span text:style-name="T2">geahndet</text:span></text:p>
            <text:p text:style-name="P32"><text:span text:style-name="T1">→ wird mit Verwarnungen, Verwarngeld und Bußgeld </text:span><text:span text:style-name="T2">geahndet</text:span></text:p>
            <text:p text:style-name="P29">→ Wird nich ins BZR/EZR eingetragen</text:p>
            <text:p text:style-name="P29">- ab 40 €, bei VOWI's werden diese ins VZR eingetragen</text:p>
          </table:table-cell>
          <table:table-cell table:style-name="Tabelle4.A1" office:value-type="string">
            <text:p text:style-name="P31">Straftat (Vergehen, Verbrechen)</text:p>
            <text:p text:style-name="P32">→ Wird nach StGB <text:span text:style-name="T2">bestraft</text:span></text:p>
            <text:p text:style-name="P29">→ wird mit Geldstrafe und/oder Freiheitsentzug <text:span text:style-name="T2">bestraft</text:span></text:p>
            <text:p text:style-name="P29">→ werden grundsätzlich ns BZR/EZR eingetragen</text:p>
            <text:p text:style-name="P29">- von 3 Monaten bis lebenslang ( =lebenslänglich) = 25 Jahre</text:p>
            <text:p text:style-name="P29">1. lebenslang (normal)</text:p>
            <text:p text:style-name="P29">→ nach 15 Jahren wieder Frei</text:p>
            <text:p text:style-name="P29">2. lebenslang + „besondere Schwere der Schuld“<text:line-break/>→ 25 Jahre</text:p>
            <text:p text:style-name="P29">3. lebenslang + „bes. Schw. d. S.“ + anschließend Sicherheitsverwahrung</text:p>
          </table:table-cell>
        </table:table-row>
      </table:table>
      <text:p text:style-name="P3"/>
      <text:h text:style-name="Heading_20_1" text:outline-level="1">4. Jugendstrafrecht – eine Besonderheit unseres Rechtssystems</text:h>
      <text:p text:style-name="Standard"/>
      <text:p text:style-name="Standard">a) <text:span text:style-name="T2">Geltungsbereich:</text:span></text:p>
      <text:p text:style-name="Standard">→ bis zum 14. Lebensjahr: <text:span text:style-name="T2">nicht</text:span> Strafmündig</text:p>
      <text:p text:style-name="Standard"><draw:custom-shape text:anchor-type="paragraph" draw:z-index="7" draw:style-name="gr2" draw:text-style-name="P48" svg:width="0.435cm" svg:height="4.516cm" draw:transform="rotate (1.5707963267949) translate (1.45873611111111cm 0.918986111111111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→ vom 14. bis zum 18. Lebensjahr: beschränkt strafmündig</text:p>
      <text:p text:style-name="Standard"/>
      <text:p text:style-name="Standard"><text:tab/><text:tab/>→ es wird JuStrRe angewandt, </text:p>
      <text:p text:style-name="Standard"><text:tab/>d.h. die Rechtsfolgen fallen anders als im StGB aus</text:p>
      <text:p text:style-name="Standard"/>
      <text:p text:style-name="P15">Ausnahme:</text:p>
      <text:p text:style-name="P15"/>
      <text:h text:style-name="Heading_20_1" text:outline-level="1">Straßenverkehrsrecht</text:h>
      <text:list xml:id="list8485812978083019194" text:style-name="L2">
        <text:list-item>
          <text:p text:style-name="P34">Fahrerlaubnis (FE) und Führerschein (FS)</text:p>
        </text:list-item>
      </text:list>
      <text:p text:style-name="Text_20_body">FeV: Wer ein <text:span text:style-name="T2">Kraftfahrzeug</text:span> im <text:span text:style-name="T2">öffentlichen</text:span> Straßenverkehr führen will, muss eine gültige <text:span text:style-name="T2">Fahrerlaubnis</text:span> und einen <text:span text:style-name="T2">Führerschein</text:span> besitzen.</text:p>
      <text:p text:style-name="Text_20_body"/>
      <table:table table:name="Tabelle5" table:style-name="Tabelle5">
        <table:table-column table:style-name="Tabelle5.A"/>
        <table:table-column table:style-name="Tabelle5.B"/>
        <text:soft-page-break/>
        <table:table-row table:style-name="Tabelle5.1">
          <table:table-cell table:style-name="Tabelle5.A1" office:value-type="string">
            <text:p text:style-name="P23">FE<text:span text:style-name="T1"> <text:s/>→ wenn, dann → <text:s text:c="3"/></text:span></text:p>
            <text:p text:style-name="P30">= <text:span text:style-name="T2">staatliche</text:span> Erlaubnis zum Führen eines <text:span text:style-name="T2">Kraftfahrzeugs</text:span> im <text:span text:style-name="T2">öffentlichen</text:span> Straßenverkehr</text:p>
            <text:p text:style-name="P30">→ die FE wird auf Antrag <text:span text:style-name="T2">vom KBA erteilt</text:span>, wenn <text:span text:style-name="T9">keine</text:span> <text:span text:style-name="T2">gesundheitlichen</text:span> oder <text:span text:style-name="T2">strafrechtliche Gründe</text:span> dem entgegen stehen</text:p>
            <text:p text:style-name="P30">→ FE – Entzug nur durch ein Gericht V – Straftaten von 6 Monaten bis Lebenslang</text:p>
            <text:p text:style-name="P30">→ FE – Entzug bedeutet automatisch FS – Entzug</text:p>
            <text:p text:style-name="P30"><text:s/>es gibt 2 Ausnahmen: <text:s text:c="37"/></text:p>
            <text:p text:style-name="P30">1. bei Nichtbewährung während der Probezeit</text:p>
            <text:p text:style-name="P30">2. bei überschreiten des Punktekontos im VZR</text:p>
          </table:table-cell>
          <table:table-cell table:style-name="Tabelle5.A1" office:value-type="string">
            <text:p text:style-name="P24"><text:span text:style-name="T1">→ <text:s text:c="32"/></text:span>FS</text:p>
            <text:p text:style-name="P30">= <text:span text:style-name="T7">Dokument</text:span> (Nachweis für FE), das den Inhaber berechtigt, ein <text:span text:style-name="T7">Kfz</text:span> einer bestimmten Klasse im <text:span text:style-name="T7">öffentlichen</text:span> Straßenverkehr zu führen</text:p>
            <text:p text:style-name="P30">→ FS <text:s/>- Entzug durch Behörden (Polizei) für max. 6 Monate wegen V-OWI's</text:p>
            <text:p text:style-name="P30">→ die FE bleibt dabei unberührt</text:p>
          </table:table-cell>
        </table:table-row>
      </table:table>
      <text:p text:style-name="Text_20_body"/>
      <text:list xml:id="list6306151117291101832" text:style-name="L3">
        <text:list-item>
          <text:p text:style-name="P35">Die Probezeit</text:p>
        </text:list-item>
      </text:list>
      <text:p text:style-name="Standard">→ die FE wird -unabhängig vom Alter- bei Erstbeantragung auf Probe erteilt</text:p>
      <text:p text:style-name="Standard">→ Die Probezeit beträgt 2 Jahre</text:p>
      <text:p text:style-name="Standard">→ bewährt sich der Fahranfänger in der Probezeit, gilt die FE als unbefristet erteilt</text:p>
      <text:p text:style-name="Standard"/>
      <text:p text:style-name="Standard">Was geschieht, wenn sich der Fahranfänger nicht bewährt?</text:p>
      <text:p text:style-name="Standard"/>
      <text:list xml:id="list8124046001461248198" text:style-name="L4">
        <text:list-item>
          <text:list>
            <text:list-item>
              <text:list>
                <text:list-item>
                  <text:p text:style-name="P37">begeht der Fahranfänger einen A- oder zwei B- Verstöße*,</text:p>
                  <text:list>
                    <text:list-header>
                      <text:p text:style-name="P37">- verlängert sich die PZ um 2 Jahre,</text:p>
                      <text:p text:style-name="P37">- die Behörde ordnet ein Aufbauseminar** an</text:p>
                    </text:list-header>
                  </text:list>
                </text:list-item>
                <text:list-item>
                  <text:p text:style-name="P37">begeht der Fahranfänger danach erneut einen ….. (s. 1) erteilt die Behörde eine Verwarnung und empfiehlt die Teilname an einem Verkehrsphysiologischen Beratung</text:p>
                </text:list-item>
                <text:list-item>
                  <text:p text:style-name="P37">kommt es trotz dessen noch einmal ….. (s. 1)</text:p>
                  <text:p text:style-name="P37">→ FE wird entzogen</text:p>
                  <text:p text:style-name="P37">→ kann frühestens nach 6 Monaten neu beantragt werden</text:p>
                  <text:p text:style-name="P37">→ alles beginnt von vorn</text:p>
                </text:list-item>
              </text:list>
            </text:list-item>
          </text:list>
        </text:list-item>
      </text:list>
      <text:p text:style-name="Standard"/>
      <text:p text:style-name="Standard">* A – Verstöße</text:p>
      <text:p text:style-name="Standard"/>
      <text:list xml:id="list6730419547094888203" text:style-name="L5">
        <text:list-item>
          <text:p text:style-name="P38">alle Verkehrsstraßen</text:p>
        </text:list-item>
        <text:list-item>
          <text:p text:style-name="P38">schwere Verkehrsverstöße u.a. Vorfahrtsfehler</text:p>
        </text:list-item>
      </text:list>
      <text:p text:style-name="Standard">B – Verstöße</text:p>
      <text:p text:style-name="Standard"/>
      <text:list xml:id="list6958598901852689949" text:style-name="L6">
        <text:list-item>
          <text:p text:style-name="P39">leichtere Verstöße</text:p>
        </text:list-item>
      </text:list>
      <text:p text:style-name="Standard"/>
      <text:list xml:id="list3393593835586160700" text:style-name="L7">
        <text:list-item>
          <text:p text:style-name="P40">Das VZR (Verkehrszentralregister)</text:p>
        </text:list-item>
      </text:list>
      <text:p text:style-name="Standard"/>
      <text:list xml:id="list2963047538120552253" text:style-name="L8">
        <text:list-item>
          <text:p text:style-name="P41">seit 1958</text:p>
        </text:list-item>
        <text:list-item>
          <text:p text:style-name="P41">beginnt mit Beantragung der Fahrerlaubnis</text:p>
        </text:list-item>
      </text:list>
      <text:p text:style-name="Standard"/>
      <text:p text:style-name="P16">Was wird eingetragen?</text:p>
      <text:list xml:id="list4828035509812181325" text:style-name="L9">
        <text:list-item>
          <text:p text:style-name="P42">alle personenbezogenen verkehrsrelevanten Daten</text:p>
        </text:list-item>
        <text:list-item>
          <text:p text:style-name="P42">alle Verkehrsstraftaten und deren Rechtsfolgen sowie Verkehrsordnungswidrigkeiten, die <text:soft-page-break/>mit mehr als 40 € geahndet werden</text:p>
        </text:list-item>
        <text:list-item>
          <text:p text:style-name="P42">Führung des Punktekontos</text:p>
        </text:list-item>
      </text:list>
      <text:list xml:id="list2347809466063996248" text:style-name="L10">
        <text:list-item>
          <text:list>
            <text:list-item>
              <text:p text:style-name="P43">es gibt Punkte, die nach 2 Jahren gelöscht werden, für Verkehrsordnungswidrigkeiten (1 bis max. 4 Punkte)</text:p>
            </text:list-item>
            <text:list-item>
              <text:p text:style-name="P43">es gibt Punkte, die nach 5 Jahren gelöscht werden, für Verkehrsstraftaten, die mit Geldstrafe und/oder Freiheitsstrafe bis 6 Monate bestraft werden</text:p>
            </text:list-item>
            <text:list-item>
              <text:p text:style-name="P43">es gibt Punkte, die nach 10 Jahren gelöscht werden, für Verkehrsstraftaten, die mit Geldstrafe und/oder Freiheitsstrafe über 6 Monate bestraft werden</text:p>
            </text:list-item>
          </text:list>
        </text:list-item>
      </text:list>
      <text:p text:style-name="P10"/>
      <text:list xml:id="list4658710420965308648" text:style-name="L11">
        <text:list-item>
          <text:p text:style-name="P44">Verkehrsstraftaten</text:p>
        </text:list-item>
      </text:list>
      <text:p text:style-name="P10"/>
      <text:p text:style-name="P11"><draw:line text:anchor-type="char" draw:z-index="8" draw:style-name="gr3" draw:text-style-name="P48" svg:x1="6.909cm" svg:y1="0.473cm" svg:x2="4.69cm" svg:y2="1.388cm"><text:p/></draw:line>nach § 315 b + c StGB unterscheidet man</text:p>
      <text:p text:style-name="P11"><draw:line text:anchor-type="char" draw:z-index="9" draw:style-name="gr3" draw:text-style-name="P48" svg:x1="10.084cm" svg:y1="0.002cm" svg:x2="11.955cm" svg:y2="0.861cm"><text:p/></draw:line></text:p>
      <text:p text:style-name="P1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2">gefährliche Eingriffe</text:p>
            <text:p text:style-name="P22">in den Straßenverkehr</text:p>
            <text:p text:style-name="P22"/>
            <text:p text:style-name="P33">- Bereiten von Hindernissen</text:p>
            <text:p text:style-name="P33">- Beschädigen oder Zerstören von KFZ</text:p>
            <text:p text:style-name="P33">- Beschädigen, Beseitigen oder Zerstören</text:p>
            <text:p text:style-name="P33">von Verkehrsleiteinrichtungen</text:p>
          </table:table-cell>
          <table:table-cell table:style-name="Tabelle6.A1" office:value-type="string">
            <text:p text:style-name="P22">Gefährdung des </text:p>
            <text:p text:style-name="P22">Straßenverkehrs</text:p>
            <text:p text:style-name="P30">= „sieben Todsünden“ des Kraftfahrers</text:p>
            <text:p text:style-name="P28">- das Rechtsfahrgebot nicht einhalten</text:p>
            <text:p text:style-name="P28">- riskantes, falsches Überholen</text:p>
            <text:p text:style-name="P28">- zu schnelles Fahren und Nichteinhalten des <text:s text:c="16"/>Sicherheitsabstand</text:p>
            <text:p text:style-name="P28">- nicht ausreichendes kennzeichnen liegengebliebener Fahrzeuge</text:p>
            <text:p text:style-name="P28">- falsches Fahren an Fußgängerschutzwegen</text:p>
            <text:p text:style-name="P28">- falsches Fahren an Bahnübergängen</text:p>
            <text:p text:style-name="P28">- entgegen der Fahrtrichtung fahren und Wenden auf Autobahnen und Bundesstraßen</text:p>
          </table:table-cell>
        </table:table-row>
      </table:table>
      <text:p text:style-name="P11"><draw:custom-shape text:anchor-type="paragraph" draw:z-index="10" draw:style-name="gr2" draw:text-style-name="P48" svg:width="1.107cm" svg:height="13.398cm" draw:transform="rotate (1.5707963267949) translate (2.67934722222222cm 1.335263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1"/>
      <text:p text:style-name="P11"/>
      <text:p text:style-name="P11">… wenn dadurch Leib und Leben oder <text:span text:style-name="T2">Sachen von bedeutendem Wert</text:span> gefährdet werden</text:p>
      <text:p text:style-name="P11"/>
      <text:list xml:id="list8139957913529497539" text:style-name="L12">
        <text:list-item>
          <text:p text:style-name="P45">Alkohol und Drogen im Straßenverkehr</text:p>
        </text:list-item>
      </text:list>
      <text:p text:style-name="P12"/>
      <text:p text:style-name="P13">→ Alkohol verfälscht die Wahrnehmung der objektiven Realität</text:p>
      <text:p text:style-name="P13"><text:tab/>→ im StrVerk: Farben, Entfernungen, Geschwindigkeit, Blickfeld, Reaktion</text:p>
      <text:p text:style-name="P13"/>
      <text:p text:style-name="P13">→ <text:tab/>geringe Mengen: <text:tab/>euphorisierend, Wohlgefühl</text:p>
      <text:p text:style-name="P13"><text:tab/>größere Mengen: <text:tab/>Schläfrigkeit, Sprach- und Gleichgewichtsstörungen, <text:tab/><text:tab/><text:tab/><text:tab/><text:tab/><text:tab/>Wahrnehmungsstörungen, Verhaltensänderungen</text:p>
      <text:p text:style-name="P13"/>
      <text:p text:style-name="P13">→ <text:tab/>Wahrnehmen ---&gt; Verarbeiten ---&gt; Reagieren</text:p>
      <text:p text:style-name="P13"><text:tab/> <text:s text:c="3"/>(Sehen)</text:p>
      <text:p text:style-name="P13"><draw:line text:anchor-type="paragraph" draw:z-index="11" draw:style-name="gr4" draw:text-style-name="P48" svg:x1="1.309cm" svg:y1="0.462cm" svg:x2="8.91cm" svg:y2="0.462cm"><text:p/></draw:line><text:tab/><text:tab/><text:tab/>nüchtern: 0.2 Sek.</text:p>
      <text:p text:style-name="P13"><text:tab/><text:tab/><text:tab/>bei 0.8 <text:span text:style-name="T3">‰</text:span><text:span text:style-name="T10">: 1 Sek.</text:span></text:p>
      <text:p text:style-name="P18"/>
      <text:p text:style-name="P18">Kann ich meinen Alkoholpegel selbst bestimmen?</text:p>
      <text:p text:style-name="P13"><text:span text:style-name="T10">→ </text:span><text:span text:style-name="T11">Nein</text:span><text:span text:style-name="T10">, bestenfalls </text:span><text:span text:style-name="T12">schätzen</text:span><text:span text:style-name="T10">! </text:span><text:span text:style-name="T14">Nur</text:span><text:span text:style-name="T10"> Blutprobe!</text:span></text:p>
      <text:p text:style-name="P18"/>
      <text:p text:style-name="P13"><text:soft-page-break/><text:span text:style-name="T10">aber es gibt eine </text:span><text:span text:style-name="T13">Schätz</text:span><text:span text:style-name="T10">formel</text:span></text:p>
      <text:p text:style-name="P13"><text:span text:style-name="T10">Bak in </text:span><text:span text:style-name="T3">‰ = </text:span><text:span text:style-name="T3"><draw:frame draw:style-name="fr1" draw:name="Objekt1" text:anchor-type="as-char" svg:y="-0.619cm" svg:width="6.98cm" svg:height="0.998cm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3"> (bei Frauen 0.6)</text:span></text:p>
      <text:p text:style-name="P19"/>
      <text:p text:style-name="P20">Bsp.:</text:p>
      <text:p text:style-name="P20"/>
      <text:p text:style-name="P19">0.5l Bier = 500ml (=g)</text:p>
      <text:p text:style-name="P13"><text:span text:style-name="T3">→ 5 Vol% reiner Alkohol = </text:span><text:span text:style-name="T4">25g</text:span><text:span text:style-name="T3"> (reiner Alkohol)</text:span></text:p>
      <text:p text:style-name="P19"/>
      <text:p text:style-name="P19"/>
      <text:p text:style-name="P19"/>
      <text:p text:style-name="P19"/>
      <text:p text:style-name="P17"><text:span text:style-name="T3">gesetzliche Folgen:</text:span><text:span text:style-name="T5"> (Bed. kein Unfall, keine Fahrauffälligkeiten)</text:span></text:p>
      <text:p text:style-name="P20"/>
      <text:list xml:id="list5645655290392580112" text:style-name="L13">
        <text:list-item>
          <text:p text:style-name="P46"><text:span text:style-name="T3">bis 21. Lebensjahr → </text:span><text:span text:style-name="T15">0.0 ‰</text:span></text:p>
        </text:list-item>
        <text:list-item>
          <text:p text:style-name="P46"><text:span text:style-name="T8">bis</text:span><text:span text:style-name="T15"> 0.5 ‰ </text:span><text:span text:style-name="T8">→ keine</text:span></text:p>
        </text:list-item>
        <text:list-item>
          <text:p text:style-name="P47">von 0.5 ‰ bis 1.1 ‰ = relativ fahruntauglich</text:p>
          <text:list>
            <text:list-item>
              <text:list>
                <text:list-item>
                  <text:list>
                    <text:list-header>
                      <text:p text:style-name="P47">→ Verkehrsordnungswidrigkeit</text:p>
                      <text:p text:style-name="P47">Folgen: <text:s/>beim<text:tab/>1. Mal: <text:s text:c="2"/>500 €, 4 Punkte, 1 Monat Fahrverbot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7">2. Mal: 1000 €, 4 Punkte, 3 Monate Fahrverbot</text:p>
                                      <text:p text:style-name="P47">3. Mal: 1500 €, 4 Punkte, 6 Monate Fahrverbot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p text:style-name="P6"><text:span text:style-name="T2">zum FE-Entzug:</text:span><text:tab/>z.B. beim Ersttäter für 1 Jahr (1.3 ‰)</text:p>
      <text:p text:style-name="P6"><text:tab/><text:tab/><text:tab/>→ nach 1 Jahr: Neubeantragung → FE erteilt, FS ausgehändigt!</text:p>
      <text:p text:style-name="P6"/>
      <text:p text:style-name="P6"><text:tab/><text:tab/><text:tab/>z.B. im Wiederholungsfall (1.6 ‰)</text:p>
      <text:p text:style-name="P6"><text:tab/><text:tab/><text:tab/>→ 2 Jahre FE – Entzug, MPU</text:p>
      <text:p text:style-name="P6"/>
      <text:p text:style-name="P6"><draw:line text:anchor-type="paragraph" draw:z-index="13" draw:style-name="gr1" draw:text-style-name="P48" svg:x1="8.957cm" svg:y1="0.49cm" svg:x2="8.5cm" svg:y2="1.476cm"><text:p/></draw:line><draw:line text:anchor-type="paragraph" draw:z-index="14" draw:style-name="gr1" draw:text-style-name="P48" svg:x1="9.992cm" svg:y1="0.441cm" svg:x2="11.58cm" svg:y2="1.452cm"><text:p/></draw:line>→ geahndet werden diese Straftaten durch einen Strafbefehl des Staatsanwaltes, wenn für die Straftat keine Freiheitsstrafe in Frage kommt</text:p>
      <text:p text:style-name="P6"/>
      <text:p text:style-name="P6"><text:tab/><text:tab/><text:tab/><text:tab/><text:tab/><text:tab/>akzeptiert<text:tab/><text:tab/>Widerspruch des Beschuldigten</text:p>
      <text:p text:style-name="P6"><text:tab/><text:tab/><text:tab/><text:tab/><text:tab/><text:tab/><text:tab/><text:tab/><text:tab/>→ Verkehrsstrafprozess</text:p>
      <text:p text:style-name="P6"/>
      <text:p text:style-name="P7">bei Unfall:<text:span text:style-name="T1"> mit Personen- und Sachschaden anderer Beteiligter</text:span></text:p>
      <text:p text:style-name="P6"><text:tab/>+ Verlust des Versichungsschutzes</text:p>
      <text:p text:style-name="P6"><text:tab/>- Vekehrsstrafprozess</text:p>
      <text:p text:style-name="P6"><text:tab/>- Wiedergutmachungsleistungen bis hin zu lebenslangen Zahlungen an Opf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allok</meta:initial-creator>
    <meta:creation-date>2012-09-21T10:00:53</meta:creation-date>
    <dc:date>2013-06-17T09:05:24</dc:date>
    <meta:editing-duration>P1DT3H24M22S</meta:editing-duration>
    <meta:editing-cycles>34</meta:editing-cycles>
    <meta:generator>LibreOffice/4.0.3.3$Linux_x86 LibreOffice_project/400m0$Build-3</meta:generator>
    <meta:document-statistic meta:table-count="6" meta:image-count="0" meta:object-count="1" meta:page-count="6" meta:paragraph-count="189" meta:word-count="1083" meta:character-count="7429" meta:non-whitespace-character-count="6350"/>
  </office:meta>
</office:document-meta>
</file>

<file path=Object 1/content.xml><?xml version="1.0" encoding="utf-8"?>
<math xmlns="http://www.w3.org/1998/Math/MathML">
  <semantics>
    <mrow>
      <mrow>
        <mfrac>
          <mrow>
            <mi mathvariant="italic">getrunkene</mi>
            <mi mathvariant="italic">Menge</mi>
            <mi mathvariant="italic">reiner</mi>
            <mi mathvariant="italic">Alkohol</mi>
            <mi>g</mi>
          </mrow>
          <mrow>
            <mi mathvariant="italic">Körpermasse</mi>
            <mi mathvariant="italic">kg</mi>
          </mrow>
        </mfrac>
        <mo stretchy="false">⋅</mo>
        <mn>0.7</mn>
      </mrow>
    </mrow>
    <annotation encoding="StarMath 5.0">{getrunkene Menge reiner Alkohol g} over {Körpermasse kg} cdot 0.7 </annotation>
  </semantics>
</math>
</file>